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3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94cm" svg:height="1.27cm" svg:x="1.86cm" svg:y="29.894cm">
          <text:p text:style-name="P1"><text:span text:style-name="T1">SUNRI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27cm" svg:x="1.86cm" svg:y="27.863cm">
          <text:p text:style-name="P1"><text:span text:style-name="T1">CORONA</text:span></text:p>
          <text:p text:style-name="P1"><text:span text:style-name="T2">AS-202 “Apollo 3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794cm" svg:height="1.27cm" svg:x="1.86cm" svg:y="32.016cm">
          <text:p text:style-name="P1"><text:span text:style-name="T1">ECLIP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794cm" svg:height="1.27cm" svg:x="1.889cm" svg:y="25.793cm">
          <text:p text:style-name="P1"><text:span text:style-name="T1">SOLARIUM</text:span></text:p>
          <text:p text:style-name="P1"><text:span text:style-name="T2">Apollo 4</text:span></text:p>
          <text:p text:style-name="P1"><text:span text:style-name="T2">Apollo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794cm" svg:height="1.27cm" svg:x="9.509cm" svg:y="22.209cm">
          <text:p text:style-name="P1"><text:span text:style-name="T1">SUNDISK</text:span></text:p>
          <text:p text:style-name="P1"><text:span text:style-name="T2">Apollo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794cm" svg:height="1.27cm" svg:x="9.509cm" svg:y="20.177cm">
          <text:p text:style-name="P1"><text:span text:style-name="T1">COLOSSUS I</text:span></text:p>
          <text:p text:style-name="P1"><text:span text:style-name="T2">Apollo 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794cm" svg:height="1.27cm" svg:x="9.509cm" svg:y="27.797cm">
          <text:p text:style-name="P1"><text:span text:style-name="T1">SUND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794cm" svg:height="1.27cm" svg:x="9.509cm" svg:y="18.145cm">
          <text:p text:style-name="P1"><text:span text:style-name="T1">COLOSSUS IA</text:span></text:p>
          <text:p text:style-name="P1"><text:span text:style-name="T2">Apollo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794cm" svg:height="1.27cm" svg:x="16.748cm" svg:y="27.797cm">
          <text:p text:style-name="P1"><text:span text:style-name="T1">AURO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794cm" svg:height="1.27cm" svg:x="16.748cm" svg:y="25.765cm">
          <text:p text:style-name="P1"><text:span text:style-name="T1">SUNBURST</text:span></text:p>
          <text:p text:style-name="P1"><text:span text:style-name="T2">Apollo 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94cm" svg:height="1.397cm" svg:x="16.748cm" svg:y="29.829cm">
          <text:p text:style-name="P1"><text:span text:style-name="T1">RET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27cm" svg:x="16.748cm" svg:y="18.145cm">
          <text:p text:style-name="P1"><text:span text:style-name="T1">SUND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794cm" svg:height="1.27cm" svg:x="16.748cm" svg:y="16.113cm">
          <text:p text:style-name="P1"><text:span text:style-name="T1">LUMINARY I</text:span></text:p>
          <text:p text:style-name="P1"><text:span text:style-name="T2">Apollo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794cm" svg:height="1.27cm" svg:x="16.748cm" svg:y="14.081cm">
          <text:p text:style-name="P1"><text:span text:style-name="T1">LUMINARY IA</text:span></text:p>
          <text:p text:style-name="P1"><text:span text:style-name="T2">Apollo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27cm" svg:x="16.748cm" svg:y="18.145cm">
          <text:p text:style-name="P1"><text:span text:style-name="T1">SUND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794cm" svg:height="1.27cm" svg:x="9.509cm" svg:y="16.113cm">
          <text:p text:style-name="P1"><text:span text:style-name="T1">COLOSSUS II</text:span></text:p>
          <text:p text:style-name="P1"><text:span text:style-name="T1">“</text:span><text:span text:style-name="T1">Commanche”</text:span></text:p>
          <text:p text:style-name="P1"><text:span text:style-name="T2">Apollo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794cm" svg:height="1.27cm" svg:x="16.748cm" svg:y="18.145cm">
          <text:p text:style-name="P1"><text:span text:style-name="T1">SUNDANCE</text:span></text:p>
          <text:p text:style-name="P1"><text:span text:style-name="T2">Apollo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794cm" svg:height="1.27cm" svg:x="9.509cm" svg:y="14.081cm">
          <text:p text:style-name="P1"><text:span text:style-name="T1">COLOSSUS IIA</text:span></text:p>
          <text:p text:style-name="P1"><text:span text:style-name="T1">“</text:span><text:span text:style-name="T1">Comanche”</text:span></text:p>
          <text:p text:style-name="P1"><text:span text:style-name="T2">Apollo 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257cm" svg:y1="32.016cm" svg:x2="3.257cm" svg:y2="31.164cm" draw:start-shape="id1" draw:start-glue-point="0" draw:end-shape="id2" draw:end-glue-point="2" svg:d="M3257 32016v-852" svg:viewBox="0 0 1 853">
          <text:p/>
        </draw:connector>
        <draw:connector draw:style-name="gr3" draw:text-style-name="P3" draw:layer="layout" svg:x1="3.257cm" svg:y1="29.894cm" svg:x2="3.257cm" svg:y2="29.133cm" draw:start-shape="id2" draw:start-glue-point="0" draw:end-shape="id3" draw:end-glue-point="2" svg:d="M3257 29894v-761" svg:viewBox="0 0 1 762">
          <text:p/>
        </draw:connector>
        <draw:connector draw:style-name="gr3" draw:text-style-name="P3" draw:layer="layout" svg:x1="3.257cm" svg:y1="27.863cm" svg:x2="3.286cm" svg:y2="27.063cm" draw:start-shape="id3" draw:start-glue-point="0" draw:end-shape="id4" draw:end-glue-point="2" svg:d="M3257 27863v-400h29v-400" svg:viewBox="0 0 30 801">
          <text:p/>
        </draw:connector>
        <draw:connector draw:style-name="gr4" draw:text-style-name="P3" draw:layer="layout" svg:x1="4.654cm" svg:y1="30.529cm" svg:x2="16.748cm" svg:y2="30.527cm" draw:start-shape="id2" draw:start-glue-point="1" draw:end-shape="id5" draw:end-glue-point="3" svg:d="M4654 30529h6047v-2h6047" svg:viewBox="0 0 12095 3">
          <text:p/>
        </draw:connector>
        <draw:connector draw:style-name="gr3" draw:text-style-name="P3" draw:layer="layout" svg:x1="18.145cm" svg:y1="29.829cm" svg:x2="18.145cm" svg:y2="29.067cm" draw:start-shape="id5" draw:start-glue-point="0" draw:end-shape="id6" draw:end-glue-point="2" svg:d="M18145 29829v-762" svg:viewBox="0 0 1 763">
          <text:p/>
        </draw:connector>
        <draw:connector draw:style-name="gr3" draw:text-style-name="P3" draw:layer="layout" svg:x1="16.748cm" svg:y1="28.432cm" svg:x2="12.303cm" svg:y2="28.432cm" draw:start-shape="id6" draw:start-glue-point="3" draw:end-shape="id7" svg:d="M16748 28432h-4445" svg:viewBox="0 0 4446 1">
          <text:p/>
        </draw:connector>
        <draw:connector draw:style-name="gr3" draw:text-style-name="P3" draw:layer="layout" svg:x1="18.145cm" svg:y1="27.797cm" svg:x2="18.145cm" svg:y2="27.035cm" draw:start-shape="id6" draw:start-glue-point="0" draw:end-shape="id8" draw:end-glue-point="2" svg:d="M18145 27797v-762" svg:viewBox="0 0 1 763">
          <text:p/>
        </draw:connector>
        <draw:connector draw:style-name="gr3" draw:text-style-name="P3" draw:layer="layout" svg:x1="10.906cm" svg:y1="27.797cm" svg:x2="10.906cm" svg:y2="23.479cm" draw:start-shape="id7" draw:start-glue-point="0" draw:end-shape="id9" draw:end-glue-point="2" svg:d="M10906 27797v-4318" svg:viewBox="0 0 1 4319">
          <text:p/>
        </draw:connector>
        <draw:connector draw:style-name="gr3" draw:text-style-name="P3" draw:layer="layout" svg:x1="10.906cm" svg:y1="22.209cm" svg:x2="10.906cm" svg:y2="21.447cm" draw:start-shape="id9" draw:start-glue-point="0" draw:end-shape="id10" draw:end-glue-point="2" svg:d="M10906 22209v-762" svg:viewBox="0 0 1 763">
          <text:p/>
        </draw:connector>
        <draw:connector draw:style-name="gr3" draw:text-style-name="P3" draw:layer="layout" svg:x1="10.906cm" svg:y1="20.177cm" svg:x2="10.906cm" svg:y2="19.415cm" draw:start-shape="id10" draw:start-glue-point="0" draw:end-shape="id11" draw:end-glue-point="2" svg:d="M10906 20177v-762" svg:viewBox="0 0 1 763">
          <text:p/>
        </draw:connector>
        <draw:connector draw:style-name="gr3" draw:text-style-name="P3" draw:layer="layout" svg:x1="10.906cm" svg:y1="18.145cm" svg:x2="10.906cm" svg:y2="17.383cm" draw:start-shape="id11" draw:start-glue-point="0" draw:end-shape="id12" draw:end-glue-point="2" svg:d="M10906 18145v-762" svg:viewBox="0 0 1 763">
          <text:p/>
        </draw:connector>
        <draw:connector draw:style-name="gr3" draw:text-style-name="P3" draw:layer="layout" svg:x1="10.906cm" svg:y1="16.113cm" svg:x2="10.906cm" svg:y2="15.351cm" draw:start-shape="id12" draw:start-glue-point="0" draw:end-shape="id13" draw:end-glue-point="2" svg:d="M10906 16113v-762" svg:viewBox="0 0 1 763">
          <text:p/>
        </draw:connector>
        <draw:connector draw:style-name="gr3" draw:text-style-name="P3" draw:layer="layout" svg:x1="18.145cm" svg:y1="25.765cm" svg:x2="18.145cm" svg:y2="19.415cm" draw:start-shape="id8" draw:start-glue-point="0" draw:end-shape="id14" draw:end-glue-point="2" svg:d="M18145 25765v-6350" svg:viewBox="0 0 1 6351">
          <text:p/>
        </draw:connector>
        <draw:connector draw:style-name="gr3" draw:text-style-name="P3" draw:layer="layout" svg:x1="18.145cm" svg:y1="18.145cm" svg:x2="18.145cm" svg:y2="17.383cm" draw:start-shape="id14" draw:start-glue-point="0" draw:end-shape="id15" draw:end-glue-point="2" svg:d="M18145 18145v-762" svg:viewBox="0 0 1 763">
          <text:p/>
        </draw:connector>
        <draw:connector draw:style-name="gr3" draw:text-style-name="P3" draw:layer="layout" svg:x1="18.145cm" svg:y1="16.113cm" svg:x2="18.145cm" svg:y2="15.351cm" draw:start-shape="id15" draw:start-glue-point="0" draw:end-shape="id16" draw:end-glue-point="2" svg:d="M18145 16113v-762" svg:viewBox="0 0 1 763">
          <text:p/>
        </draw:connector>
        <draw:connector draw:style-name="gr5" draw:text-style-name="P2" draw:layer="layout" svg:x1="12.303cm" svg:y1="18.78cm" svg:x2="16.748cm" svg:y2="18.78cm" draw:start-shape="id11" draw:start-glue-point="1" draw:end-shape="id14" draw:end-glue-point="3" svg:d="M12303 18780h4445" svg:viewBox="0 0 4446 1">
          <text:p/>
        </draw:connector>
        <draw:connector draw:style-name="gr5" draw:text-style-name="P2" draw:layer="layout" svg:x1="12.303cm" svg:y1="16.748cm" svg:x2="16.748cm" svg:y2="16.748cm" draw:start-shape="id12" draw:start-glue-point="1" draw:end-shape="id15" draw:end-glue-point="3" svg:d="M12303 16748h4445" svg:viewBox="0 0 4446 1">
          <text:p/>
        </draw:connector>
        <draw:connector draw:style-name="gr5" draw:text-style-name="P2" draw:layer="layout" svg:x1="12.303cm" svg:y1="14.716cm" svg:x2="16.748cm" svg:y2="14.716cm" draw:start-shape="id13" draw:start-glue-point="1" draw:end-shape="id16" draw:end-glue-point="3" svg:d="M12303 14716h4445" svg:viewBox="0 0 4446 1">
          <text:p/>
        </draw:connector>
        <draw:custom-shape draw:style-name="gr1" draw:text-style-name="P2" xml:id="id17" draw:id="id17" draw:layer="layout" svg:width="2.794cm" svg:height="1.27cm" draw:transform="rotate (0.000174532925199433) translate (3.794cm 22.209cm)">
          <text:p text:style-name="P1"><text:span text:style-name="T1">SUNSPOT</text:span></text:p>
          <text:p text:style-name="P1"><text:span text:style-name="T2">AS-204 Apollo 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21cm" svg:height="0.889cm" svg:x="1.86cm" svg:y="33.667cm">
          <draw:text-box>
            <text:p text:style-name="P1"><text:span text:style-name="T3">CM Block I</text:span></text:p>
          </draw:text-box>
        </draw:frame>
        <draw:frame draw:style-name="gr7" draw:text-style-name="P5" draw:layer="layout" svg:width="3.175cm" svg:height="0.985cm" svg:x="9.382cm" svg:y="33.639cm">
          <draw:text-box>
            <text:p text:style-name="P1"><text:span text:style-name="T3">CM Block II</text:span></text:p>
          </draw:text-box>
        </draw:frame>
        <draw:frame draw:style-name="gr6" draw:text-style-name="P4" draw:layer="layout" svg:width="1.651cm" svg:height="0.889cm" svg:x="17.51cm" svg:y="33.639cm">
          <draw:text-box>
            <text:p text:style-name="P1"><text:span text:style-name="T3">LM</text:span></text:p>
          </draw:text-box>
        </draw:frame>
        <draw:frame draw:style-name="gr7" draw:text-style-name="P5" draw:layer="layout" svg:width="3.175cm" svg:height="0.985cm" svg:x="1cm" svg:y="23.606cm">
          <draw:text-box>
            <text:p text:style-name="P6"><text:span text:style-name="T3">Manned</text:span></text:p>
          </draw:text-box>
        </draw:frame>
        <draw:frame draw:style-name="gr7" draw:text-style-name="P5" draw:layer="layout" svg:width="3.175cm" svg:height="0.985cm" svg:x="1cm" svg:y="24.495cm">
          <draw:text-box>
            <text:p text:style-name="P6"><text:span text:style-name="T3">Unmanned</text:span></text:p>
          </draw:text-box>
        </draw:frame>
        <draw:frame draw:style-name="gr7" draw:text-style-name="P5" draw:layer="layout" svg:width="3.175cm" svg:height="0.985cm" svg:x="17.415cm" svg:y="23.606cm">
          <draw:text-box>
            <text:p text:style-name="P7"><text:span text:style-name="T3">Manned</text:span></text:p>
          </draw:text-box>
        </draw:frame>
        <draw:frame draw:style-name="gr7" draw:text-style-name="P5" draw:layer="layout" svg:width="3.175cm" svg:height="0.985cm" svg:x="17.415cm" svg:y="24.368cm">
          <draw:text-box>
            <text:p text:style-name="P7"><text:span text:style-name="T3">Unmanned</text:span></text:p>
          </draw:text-box>
        </draw:frame>
        <draw:connector draw:style-name="gr3" draw:text-style-name="P3" draw:layer="layout" draw:type="line" svg:x1="6.588cm" svg:y1="22.844cm" svg:x2="9.509cm" svg:y2="22.844cm" draw:start-shape="id17" draw:start-glue-point="1" draw:end-shape="id9" draw:end-glue-point="3" svg:d="M6588 22844h2921" svg:viewBox="0 0 2922 1">
          <text:p/>
        </draw:connector>
        <draw:connector draw:style-name="gr3" draw:text-style-name="P3" draw:layer="layout" svg:x1="4.654cm" svg:y1="28.498cm" svg:x2="5.191cm" svg:y2="23.479cm" draw:start-shape="id3" draw:start-glue-point="1" draw:end-shape="id17" draw:end-glue-point="2" svg:d="M4654 28498h537v-5019" svg:viewBox="0 0 538 5020">
          <text:p/>
        </draw:connector>
        <draw:line draw:style-name="gr8" draw:text-style-name="P3" draw:layer="layout" svg:x1="1.381cm" svg:y1="24.368cm" svg:x2="20.304cm" svg:y2="24.368cm">
          <text:p/>
        </draw:line>
        <draw:custom-shape draw:style-name="gr1" draw:text-style-name="P2" xml:id="id20" draw:id="id20" draw:layer="layout" svg:width="2.794cm" svg:height="1.27cm" svg:x="16.748cm" svg:y="12.049cm">
          <text:p text:style-name="P1"><text:span text:style-name="T1">LUMINARY IB</text:span></text:p>
          <text:p text:style-name="P1"><text:span text:style-name="T2">Apollo 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794cm" svg:height="1.27cm" svg:x="16.748cm" svg:y="10.017cm">
          <text:p text:style-name="P1"><text:span text:style-name="T1">LUMINARY IC</text:span></text:p>
          <text:p text:style-name="P1"><text:span text:style-name="T2">Apollo 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794cm" svg:height="1.27cm" svg:x="9.509cm" svg:y="12.049cm">
          <text:p text:style-name="P1"><text:span text:style-name="T1">COLOSSUS IIB</text:span></text:p>
          <text:p text:style-name="P1"><text:span text:style-name="T1">“</text:span><text:span text:style-name="T1">Comanche”</text:span></text:p>
          <text:p text:style-name="P1"><text:span text:style-name="T2">Apollo 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794cm" svg:height="1.27cm" svg:x="9.509cm" svg:y="10.017cm">
          <text:p text:style-name="P1"><text:span text:style-name="T1">COLOSSUS IIC</text:span></text:p>
          <text:p text:style-name="P1"><text:span text:style-name="T1">“</text:span><text:span text:style-name="T1">Comanche”</text:span></text:p>
          <text:p text:style-name="P1"><text:span text:style-name="T2">Apollo 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06cm" svg:y1="12.049cm" svg:x2="10.906cm" svg:y2="11.287cm" draw:start-shape="id18" draw:start-glue-point="0" draw:end-shape="id19" draw:end-glue-point="2" svg:d="M10906 12049v-762" svg:viewBox="0 0 1 763">
          <text:p/>
        </draw:connector>
        <draw:connector draw:style-name="gr3" draw:text-style-name="P3" draw:layer="layout" svg:x1="18.145cm" svg:y1="12.049cm" svg:x2="18.145cm" svg:y2="11.287cm" draw:start-shape="id20" draw:start-glue-point="0" draw:end-shape="id21" draw:end-glue-point="2" svg:d="M18145 12049v-762" svg:viewBox="0 0 1 763">
          <text:p/>
        </draw:connector>
        <draw:connector draw:style-name="gr5" draw:text-style-name="P2" draw:layer="layout" svg:x1="12.303cm" svg:y1="12.684cm" svg:x2="16.748cm" svg:y2="12.684cm" draw:start-shape="id18" draw:start-glue-point="1" draw:end-shape="id20" draw:end-glue-point="3" svg:d="M12303 12684h4445" svg:viewBox="0 0 4446 1">
          <text:p/>
        </draw:connector>
        <draw:connector draw:style-name="gr5" draw:text-style-name="P2" draw:layer="layout" svg:x1="12.303cm" svg:y1="10.652cm" svg:x2="16.748cm" svg:y2="10.652cm" draw:start-shape="id19" draw:start-glue-point="1" draw:end-shape="id21" draw:end-glue-point="3" svg:d="M12303 10652h4445" svg:viewBox="0 0 4446 1">
          <text:p/>
        </draw:connector>
        <draw:custom-shape draw:style-name="gr1" draw:text-style-name="P2" xml:id="id24" draw:id="id24" draw:layer="layout" svg:width="2.794cm" svg:height="1.27cm" svg:x="16.748cm" svg:y="5.445cm">
          <text:p text:style-name="P1"><text:span text:style-name="T1">LUMINARY ID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.794cm" svg:height="1.27cm" svg:x="16.748cm" svg:y="3.413cm">
          <text:p text:style-name="P1"><text:span text:style-name="T1">LUMINARY IE</text:span></text:p>
          <text:p text:style-name="P1"><text:span text:style-name="T2">Apollo 15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794cm" svg:height="1.27cm" svg:x="9.509cm" svg:y="5.445cm">
          <text:p text:style-name="P1"><text:span text:style-name="T1">COLOSSUS IID</text:span></text:p>
          <text:p text:style-name="P1"><text:span text:style-name="T1">“</text:span><text:span text:style-name="T1">Comanche”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794cm" svg:height="1.27cm" svg:x="9.509cm" svg:y="3.413cm">
          <text:p text:style-name="P1"><text:span text:style-name="T1">COLOSSUS III</text:span></text:p>
          <text:p text:style-name="P1"><text:span text:style-name="T1">“</text:span><text:span text:style-name="T1">Artemis”</text:span></text:p>
          <text:p text:style-name="P1"><text:span text:style-name="T2">Apollo 15-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06cm" svg:y1="5.445cm" svg:x2="10.906cm" svg:y2="4.683cm" draw:start-shape="id22" draw:start-glue-point="0" draw:end-shape="id23" draw:end-glue-point="2" svg:d="M10906 5445v-762" svg:viewBox="0 0 1 763">
          <text:p/>
        </draw:connector>
        <draw:connector draw:style-name="gr3" draw:text-style-name="P3" draw:layer="layout" svg:x1="18.145cm" svg:y1="5.445cm" svg:x2="18.145cm" svg:y2="4.683cm" draw:start-shape="id24" draw:start-glue-point="0" draw:end-shape="id25" draw:end-glue-point="2" svg:d="M18145 5445v-762" svg:viewBox="0 0 1 763">
          <text:p/>
        </draw:connector>
        <draw:connector draw:style-name="gr5" draw:text-style-name="P2" draw:layer="layout" svg:x1="12.303cm" svg:y1="6.08cm" svg:x2="16.748cm" svg:y2="6.08cm" draw:start-shape="id22" draw:start-glue-point="1" draw:end-shape="id24" draw:end-glue-point="3" svg:d="M12303 6080h4445" svg:viewBox="0 0 4446 1">
          <text:p/>
        </draw:connector>
        <draw:connector draw:style-name="gr5" draw:text-style-name="P2" draw:layer="layout" svg:x1="12.303cm" svg:y1="4.048cm" svg:x2="16.748cm" svg:y2="4.048cm" draw:start-shape="id23" draw:start-glue-point="1" draw:end-shape="id25" draw:end-glue-point="3" svg:d="M12303 4048h4445" svg:viewBox="0 0 4446 1">
          <text:p/>
        </draw:connector>
        <draw:connector draw:style-name="gr3" draw:text-style-name="P3" draw:layer="layout" svg:x1="18.145cm" svg:y1="14.081cm" svg:x2="18.145cm" svg:y2="13.319cm" draw:start-shape="id16" draw:start-glue-point="0" draw:end-shape="id20" draw:end-glue-point="2" svg:d="M18145 14081v-762" svg:viewBox="0 0 1 763">
          <text:p/>
        </draw:connector>
        <draw:connector draw:style-name="gr3" draw:text-style-name="P3" draw:layer="layout" svg:x1="10.906cm" svg:y1="14.081cm" svg:x2="10.906cm" svg:y2="13.319cm" draw:start-shape="id13" draw:start-glue-point="0" draw:end-shape="id18" draw:end-glue-point="2" svg:d="M10906 14081v-762" svg:viewBox="0 0 1 763">
          <text:p/>
        </draw:connector>
        <draw:connector draw:style-name="gr3" draw:text-style-name="P3" draw:layer="layout" svg:x1="10.906cm" svg:y1="10.017cm" svg:x2="10.906cm" svg:y2="6.715cm" draw:start-shape="id19" draw:start-glue-point="0" draw:end-shape="id22" draw:end-glue-point="2" svg:d="M10906 10017v-3302" svg:viewBox="0 0 1 3303">
          <text:p/>
        </draw:connector>
        <draw:custom-shape draw:style-name="gr1" draw:text-style-name="P2" xml:id="id26" draw:id="id26" draw:layer="layout" svg:width="2.794cm" svg:height="1.27cm" svg:x="9.509cm" svg:y="1.381cm">
          <text:p text:style-name="P1"><text:span text:style-name="T1">SKYLARK</text:span></text:p>
          <text:p text:style-name="P1"><text:span text:style-name="T2">Skylab 2, 3, 4</text:span></text:p>
          <text:p text:style-name="P1"><text:span text:style-name="T2">Apollo-Soyuz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06cm" svg:y1="3.413cm" svg:x2="10.906cm" svg:y2="2.651cm" draw:start-shape="id23" draw:start-glue-point="0" draw:end-shape="id26" draw:end-glue-point="2" svg:d="M10906 3413v-762" svg:viewBox="0 0 1 763">
          <text:p/>
        </draw:connector>
        <draw:custom-shape draw:style-name="gr1" draw:text-style-name="P2" xml:id="id28" draw:id="id28" draw:layer="layout" svg:width="2.794cm" svg:height="1.27cm" svg:x="16.748cm" svg:y="5.445cm">
          <text:p text:style-name="P1"><text:span text:style-name="T1">LUMINARY ID</text:span></text:p>
          <text:p text:style-name="P1"><text:span text:style-name="T2">Apollo 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794cm" svg:height="1.27cm" svg:x="13.7cm" svg:y="6.461cm">
          <text:p text:style-name="P1"><text:span text:style-name="T1">ZERLI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794cm" svg:height="1.27cm" svg:x="16.748cm" svg:y="7.985cm">
          <text:p text:style-name="P1"><text:span text:style-name="T1">LUMINARY 145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8.145cm" svg:y1="10.017cm" svg:x2="18.145cm" svg:y2="9.255cm" draw:start-shape="id21" draw:start-glue-point="0" draw:end-shape="id27" draw:end-glue-point="2" svg:d="M18145 10017v-762" svg:viewBox="0 0 1 763">
          <text:p/>
        </draw:connector>
        <draw:connector draw:style-name="gr3" draw:text-style-name="P8" draw:layer="layout" svg:x1="18.145cm" svg:y1="7.985cm" svg:x2="18.145cm" svg:y2="6.715cm" draw:start-shape="id27" draw:start-glue-point="0" draw:end-shape="id28" draw:end-glue-point="2" svg:d="M18145 7985v-1270" svg:viewBox="0 0 1 1271">
          <text:p/>
        </draw:connector>
        <draw:connector draw:style-name="gr3" draw:text-style-name="P8" draw:layer="layout" svg:x1="16.748cm" svg:y1="8.62cm" svg:x2="15.097cm" svg:y2="7.731cm" draw:start-shape="id27" draw:start-glue-point="3" draw:end-shape="id29" draw:end-glue-point="2" svg:d="M16748 8620h-1651v-889" svg:viewBox="0 0 1652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06:31.947855401</meta:creation-date>
    <dc:date>2016-12-30T19:58:09.774635253</dc:date>
    <meta:editing-duration>PT17M7S</meta:editing-duration>
    <meta:editing-cycles>4</meta:editing-cycles>
    <meta:generator>LibreOffice/5.0.3.2$Linux_X86_64 LibreOffice_project/00m0$Build-2</meta:generator>
    <meta:document-statistic meta:object-count="74"/>
  </office:meta>
</office:document-meta>
</file>